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font-name="Times New Roman" style:font-name-complex="Times New Roman1"/>
    </style:style>
    <style:style style:name="P2" style:family="paragraph" style:parent-style-name="Standard">
      <style:paragraph-properties fo:line-height="200%" fo:text-align="start" style:justify-single-word="false" style:writing-mode="lr-tb"/>
      <style:text-properties officeooo:paragraph-rsid="001c3b1b"/>
    </style:style>
    <style:style style:name="P3" style:family="paragraph" style:parent-style-name="Heading_20_1">
      <style:paragraph-properties fo:margin-top="0in" fo:margin-bottom="0in" loext:contextual-spacing="false" fo:line-height="200%" fo:text-align="center" style:justify-single-word="false" style:writing-mode="lr-tb"/>
      <style:text-properties style:use-window-font-color="true" style:font-name="Times New Roman" fo:font-size="12pt" fo:language="en" fo:country="US" fo:font-weight="normal" officeooo:rsid="001558fc" officeooo:paragraph-rsid="001558fc"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P4" style:family="paragraph" style:parent-style-name="Heading_20_1">
      <style:paragraph-properties fo:margin-top="0in" fo:margin-bottom="0in" loext:contextual-spacing="false" fo:line-height="200%" fo:text-align="center" style:justify-single-word="false" style:writing-mode="lr-tb"/>
    </style:style>
    <style:style style:name="P5" style:family="paragraph" style:parent-style-name="Standard">
      <style:paragraph-properties fo:margin-top="0in" fo:margin-bottom="0in" loext:contextual-spacing="false" fo:line-height="200%" fo:text-align="center" style:justify-single-word="false" style:writing-mode="lr-tb"/>
      <style:text-properties style:font-name="Times New Roman" style:font-name-complex="Times New Roman1"/>
    </style:style>
    <style:style style:name="P6" style:family="paragraph" style:parent-style-name="Standard" style:master-page-name="Standard">
      <style:paragraph-properties fo:line-height="200%" fo:text-align="center" style:justify-single-word="false" style:page-number="auto" style:writing-mode="lr-tb"/>
      <style:text-properties style:font-name="Times New Roman" style:font-name-complex="Times New Roman1"/>
    </style:style>
    <style:style style:name="P7" style:family="paragraph" style:parent-style-name="Standard">
      <style:paragraph-properties fo:line-height="200%" fo:text-align="start" style:justify-single-word="false" style:writing-mode="lr-tb"/>
      <style:text-properties officeooo:paragraph-rsid="001558fc"/>
    </style:style>
    <style:style style:name="P8" style:family="paragraph" style:parent-style-name="Standard">
      <style:paragraph-properties fo:line-height="200%" fo:text-align="start" style:justify-single-word="false" style:writing-mode="lr-tb"/>
      <style:text-properties officeooo:paragraph-rsid="001e59d7"/>
    </style:style>
    <style:style style:name="P9" style:family="paragraph" style:parent-style-name="Standard">
      <style:paragraph-properties fo:line-height="200%" fo:text-align="start" style:justify-single-word="false" fo:break-before="page" style:writing-mode="lr-tb"/>
      <style:text-properties officeooo:paragraph-rsid="001e59d7"/>
    </style:style>
    <style:style style:name="T1" style:family="text">
      <style:text-properties style:use-window-font-color="true" style:font-name="Liberation Serif" fo:font-size="12pt" fo:language="en" fo:country="US" officeooo:rsid="001ac051"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1c3b1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1e59d7"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1ff749"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016d6"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Times New Roman" fo:font-size="12pt" fo:language="en" fo:country="US" fo:font-weight="normal" officeooo:rsid="001d2d2d"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T7" style:family="text">
      <style:text-properties style:font-name="Times New Roman" fo:font-size="12pt" fo:font-weight="normal" style:font-name-asian="Noto Serif CJK SC"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1558fc" style:font-name-asian="Noto Serif CJK SC"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19ce2d" style:font-name-asian="Noto Serif CJK SC" style:font-size-asian="12pt" style:font-weight-asian="normal" style:font-name-complex="Times New Roman1" style:font-size-complex="12pt" style:font-weight-complex="normal"/>
    </style:style>
    <style:style style:name="T10" style:family="text">
      <style:text-properties officeooo:rsid="001ac051"/>
    </style:style>
    <style:style style:name="T11" style:family="text">
      <style:text-properties officeooo:rsid="001c3b1b"/>
    </style:style>
    <style:style style:name="T12" style:family="text">
      <style:text-properties officeooo:rsid="001d2d2d"/>
    </style:style>
    <style:style style:name="T13" style:family="text">
      <style:text-properties officeooo:rsid="001e59d7"/>
    </style:style>
    <style:style style:name="T14" style:family="text">
      <style:text-properties officeooo:rsid="001ff7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
      <text:p text:style-name="P1"/>
      <text:p text:style-name="P1"/>
      <text:p text:style-name="P1"/>
      <text:p text:style-name="P1"/>
      <text:p text:style-name="P1"/>
      <text:p text:style-name="P1"/>
      <text:h text:style-name="P4" text:outline-level="1"><text:span text:style-name="T7">Stepping Stone Lab </text:span><text:span text:style-name="T6">Four</text:span><text:span text:style-name="T9">:</text:span><text:span text:style-name="T8"> </text:span><text:span text:style-name="T6">Loops</text:span></text:h>
      <text:h text:style-name="P3" text:outline-level="1">Code Reflection</text:h>
      <text:p text:style-name="P1"/>
      <text:p text:style-name="P1">Michael Surdek</text:p>
      <text:p text:style-name="P1">Southern New Hampshire University</text:p>
      <text:p text:style-name="P5">IT 511: Object Oriented Application Development</text:p>
      <text:p text:style-name="P1">Professor Francis Manning</text:p>
      <text:p text:style-name="P1">April <text:span text:style-name="T12">24</text:span>, 2022</text:p>
      <text:p text:style-name="P9"><text:tab/><text:span text:style-name="T13">I am writing this reflection after </text:span><text:span text:style-name="T4">programming</text:span><text:span text:style-name="T3"> a solution to</text:span><text:span text:style-name="T13"> stepping stone lab 4, which was the final lab before the first milestone of our final project, a recipe manager </text:span><text:span text:style-name="T14">application</text:span><text:span text:style-name="T13">. </text:span><text:span text:style-name="T14">In the last 3 labs, we have written </text:span><text:span text:style-name="T4">various elements</text:span><text:span text:style-name="T14"> of the ingredient class. These included basic data types and user input, conditional branches, and loops. This fourth lab was not the most challenging, but it still demonstrated some of the key features of functional programs, such as iteration and validation.</text:span></text:p>
      <text:p text:style-name="P8"><text:tab/><text:span text:style-name="T14">The first milestone that is to be submitted this weekend will involve combining aspects of these 3 labs into a complete ingredient class for the recipe manager. I mentioned last week that I was slightly confused </text:span><text:span text:style-name="T4">yet </text:span><text:span text:style-name="T14">looking forward to learning how multiple classes can be incorporated into a single program. I </text:span><text:span text:style-name="T4">expected something like that would be required for the first milestone, but I no longer think that is the case. I believe all of the work we have done so far is best combined into one main ingredient class for the purposes of our final project. Either way, I </text:span><text:span text:style-name="T5">am sure that I will learn more </text:span><text:span text:style-name="T4">soon, </text:span><text:span text:style-name="T5">for </text:span><text:span text:style-name="T4">this milestone or the nex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9799in" fo:margin-left="1in" fo:margin-right="1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meta:creation-date>
    <dc:language>en-US</dc:language>
    <dc:date>2022-04-22T21:39:14.236003982</dc:date>
    <meta:editing-cycles>36</meta:editing-cycles>
    <meta:editing-duration>P1DT2H3M19S</meta:editing-duration>
    <meta:generator>LibreOffice/6.4.7.2$Linux_X86_64 LibreOffice_project/40$Build-2</meta:generator>
    <meta:document-statistic meta:table-count="0" meta:image-count="0" meta:object-count="0" meta:page-count="2" meta:paragraph-count="9" meta:word-count="222" meta:character-count="1316" meta:non-whitespace-character-count="1101"/>
  </office:meta>
</office:document-meta>
</file>